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-Roman" svg:font-family="Times-Roman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4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6pt" style:text-underline-style="solid" style:text-underline-width="auto" style:text-underline-color="font-color" fo:font-weight="normal" style:font-name-asian="Times-Roman" style:font-size-asian="6pt" style:font-weight-asian="normal" style:font-name-complex="Times-Roman" style:font-size-complex="6pt" style:font-weight-complex="normal"/>
    </style:style>
    <style:style style:name="P7" style:family="paragraph" style:parent-style-name="Standard">
      <style:paragraph-properties fo:text-align="justify" style:justify-single-word="false" fo:background-color="#ccccff">
        <style:background-image/>
      </style:paragraph-properties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8" style:family="paragraph" style:parent-style-name="Standard">
      <style:paragraph-properties fo:text-align="justify" style:justify-single-word="false" fo:break-before="pag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string" text:name="ApoioNum"/>
        <text:variable-decl office:value-type="string" text:name="Cadeira"/>
        <text:variable-decl office:value-type="string" text:name="Semestre"/>
        <text:variable-decl office:value-type="string" text:name="Anolectiv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órmulas Necessárias</text:p>
      <text:p text:style-name="P5">Capitalização:</text:p>
      <text:p text:style-name="P3">Capital acumulado ao fim de <text:span text:style-name="T1">n</text:span> períodos iguais a partir de uma anuidade de capital aplicada a uma taxa <text:span text:style-name="T1">i</text:span>.</text:p>
      <text:p text:style-name="P3">Permite projectar no futuro, fluxos de rendimentos actuais</text:p>
      <text:p text:style-name="P7"><draw:frame draw:style-name="fr1" draw:name="Object1" text:anchor-type="as-char" svg:width="2.006cm" svg:height="0.36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>Actualização:</text:p>
      <text:p text:style-name="P3">Valor inicial de uma unidade de capital que tenha sido aplicada durante <text:span text:style-name="T1">n</text:span> períodos iguais a uma taxa de juro <text:span text:style-name="T1">i</text:span>.</text:p>
      <text:p text:style-name="P3">Permite projectar no presente, fluxos de rendimentos no futuro</text:p>
      <text:p text:style-name="P7"><draw:frame draw:style-name="fr1" draw:name="Object2" text:anchor-type="as-char" svg:width="1.79cm" svg:height="0.71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">Anuidades:</text:p>
      <text:p text:style-name="P3">Anuidades são fluxos de rendimentos constantes durante um certo período de tempo</text:p>
      <text:p text:style-name="P3">Valor presente de uma renda com <text:span text:style-name="T1">n</text:span> termos unitários e descontada á taxa <text:span text:style-name="T1">i</text:span>.</text:p>
      <text:p text:style-name="P3">Como são rendimentos fixos, podemos obter uma série geométrica, para obter a actualização</text:p>
      <text:p text:style-name="P7"><draw:frame draw:style-name="fr1" draw:name="Object3" text:anchor-type="as-char" svg:width="2.96cm" svg:height="0.71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* Anuidades (Valor Acumulado):</text:p>
      <text:p text:style-name="P3">Valor acumulado de uma renda com <text:span text:style-name="T1">n</text:span> termos unitários capitalizados à taxa <text:span text:style-name="T1">i</text:span>.</text:p>
      <text:p text:style-name="P7"><draw:frame draw:style-name="fr1" draw:name="Object4" text:anchor-type="as-char" svg:width="2.625cm" svg:height="0.71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text:span text:style-name="T1">* Perpetuidades</text:span> </text:p>
      <text:p text:style-name="P3">são fluxos constantes durante um período de tempo considerado infinito</text:p>
      <text:p text:style-name="P3">Como <text:span text:style-name="T1">n</text:span> tende para infinito</text:p>
      <text:p text:style-name="P7"><draw:frame draw:style-name="fr1" draw:name="Object5" text:anchor-type="as-char" svg:width="1.445cm" svg:height="0.66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*Perpetuidades: fluxos variáveis indexados a taxa G</text:p>
      <text:p text:style-name="P7"><draw:frame draw:style-name="fr1" draw:name="Object6" text:anchor-type="as-char" svg:width="2.046cm" svg:height="0.67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>* Termo de Renda:</text:p>
      <text:p text:style-name="P3">Valor do termo de uma renda com <text:span text:style-name="T1">n</text:span> termos iguais e cujo o valor presente é a unidade.</text:p>
      <text:p text:style-name="P7"><draw:frame draw:style-name="fr1" draw:name="Object7" text:anchor-type="as-char" svg:width="2.715cm" svg:height="0.76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* Resumo:</text:p>
      <text:p text:style-name="P3"><text:span text:style-name="T2">Fluxo constante</text:span> para <text:span text:style-name="T2">período finito</text:span>, usa-se <text:span text:style-name="T1">anuidades</text:span></text:p>
      <text:p text:style-name="P3"><text:span text:style-name="T2">Fluxo constante</text:span> para <text:span text:style-name="T2">período infinito</text:span>, usa-se <text:span text:style-name="T1">perpetuidades</text:span></text:p>
      <text:p text:style-name="P3"><text:span text:style-name="T2">Fluxo variáveis </text:span>para <text:span text:style-name="T2">períodos finitos </text:span><text:span text:style-name="T1">actualizam-se</text:span> os valores ano a ano</text:p>
      <text:p text:style-name="P5">* Critério do VAL</text:p>
      <text:p text:style-name="P7"><draw:frame draw:style-name="fr1" draw:name="Object8" text:anchor-type="as-char" svg:width="2.741cm" svg:height="0.77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>* Método do Indicie de Rentabilidade ou Retorno do Investimento</text:p>
      <text:p text:style-name="P3">- igual à Unidade: VAL = 0</text:p>
      <text:p text:style-name="P3">- <text:s/>Superior à Unidade: VAL &gt; 0</text:p>
      <text:p text:style-name="P3">- Inferior à Unidade: VAL &lt; 0</text:p>
      <text:p text:style-name="P7"><draw:frame draw:style-name="fr2" draw:name="Object9" text:anchor-type="as-char" svg:y="0cm" svg:width="2.484cm" svg:height="0.663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">* Método do Período de Recuperação do Capital Investido (Payback)</text:p>
      <text:p text:style-name="P3">Basea-se no primeiro ano positivo do Cashflow Actualizado Acumulado</text:p>
      <text:p text:style-name="P7">- <draw:frame draw:style-name="fr1" draw:name="Object10" text:anchor-type="as-char" svg:width="5.422cm" svg:height="0.68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7">- <draw:frame draw:style-name="fr1" draw:name="Object11" text:anchor-type="as-char" svg:width="4.262cm" svg:height="0.31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* Modelo do CashFlow Periódico Equivalente (Fluxo Anual Equivalente)</text:p>
      <text:p text:style-name="P7"><draw:frame draw:style-name="fr1" draw:name="Object12" text:anchor-type="as-char" svg:width="3.487cm" svg:height="0.71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<draw:frame draw:style-name="fr1" draw:name="Object13" text:anchor-type="as-char" svg:width="2.561cm" svg:height="0.716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<draw:frame draw:style-name="fr1" draw:name="Object14" text:anchor-type="as-char" svg:width="1.82cm" svg:height="0.713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* Aplica-se a formula para obter a renda de cada projecto e compara-se cada renda</text:p>
      <text:p text:style-name="P5">* Modelo do Valor Residual</text:p>
      <text:p text:style-name="P3">- Actualiza-se os cashflows para o maior ano do menor projecto</text:p>
      <text:p text:style-name="P3">- Encontra-se o TIR para o projecto</text:p>
      <text:p text:style-name="P3">- Encontra-se o valor residual</text:p>
      <text:p text:style-name="P7"><draw:frame draw:style-name="fr1" draw:name="Object15" text:anchor-type="as-char" svg:width="4.743cm" svg:height="0.725cm" draw:z-index="14"><draw:object xlink:href="./Object 15" xlink:type="simple" xlink:show="embed" xlink:actuate="onLoad"/><draw:image xlink:href="./ObjectReplacements/Object 15" xlink:type="simple" xlink:show="embed" xlink:actuate="onLoad"/></draw:frame>...</text:p>
      <text:p text:style-name="P3">- Critério de Escolha: VAL</text:p>
      <text:p text:style-name="P5">* Modelo do Reinvestimento dos CashFlows</text:p>
      <text:p text:style-name="P3">- Adopta-se o maior investimento</text:p>
      <text:p text:style-name="P3">- Capitalização dos cashflows de ambos os investimentos, adoptando uma taxa de capitalização correspondente a um investimento alternativo.</text:p>
      <text:p text:style-name="P3">- Quanto maior for a taxa de capitalização, se aproximar da taxa de actualização, maior a probabilidade da a escolha se basear no VAL</text:p>
      <text:p text:style-name="P3">- Se a taxa de capitalização se aproximar do TIR, a probabilidade de escolha ser o TIR é maior</text:p>
      <text:p text:style-name="P5">* Método da Harmonização</text:p>
      <text:p text:style-name="P3">- Capitaliza-se:</text:p>
      <text:p text:style-name="P3"><text:s text:c="6"/>- Projecto menor ao período máximo do maior</text:p>
      <text:p text:style-name="P3"><text:s text:c="6"/>- Projecto extra com a diferença do investimento inicial, para o mesmo período</text:p>
      <text:p text:style-name="P3"><text:s text:c="6"/>- Maior Projecto</text:p>
      <text:p text:style-name="P3"><text:s text:c="8"/>- Calcula-se o VAL e o TIR</text:p>
      <text:p text:style-name="P3"><text:s text:c="8"/>- Opta-se pelo maior VAL.</text:p>
      <text:p text:style-name="P3"/>
      <text:p text:style-name="P5">* Conversão de Taxa Nominal (Preços Correntes) em Taxa a Preços Constantes</text:p>
      <text:p text:style-name="P7"><draw:frame draw:style-name="fr1" draw:name="Object16" text:anchor-type="as-char" svg:width="6.516cm" svg:height="0.32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7"><draw:frame draw:style-name="fr1" draw:name="Object17" text:anchor-type="as-char" svg:width="4.542cm" svg:height="0.68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7"><draw:frame draw:style-name="fr1" draw:name="Object18" text:anchor-type="as-char" svg:width="5.808cm" svg:height="0.3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7">LER COM ATENÇÃO OS ENUNCIADOS.</text:p>
      <text:p text:style-name="P6">Cuidado com os tempos verbais. </text:p>
      <text:p text:style-name="P3">- Tempo verbal <text:span text:style-name="T2">no futuro </text:span>implica, normalmente, a <text:span text:style-name="T2">capitalização</text:span>.</text:p>
      <text:p text:style-name="P3">- Tempo verbal no <text:span text:style-name="T2">presente </text:span>implica, normalmente, a<text:span text:style-name="T2"> actualização</text:span>.</text:p>
      <text:p text:style-name="P5">==&gt; Calcular o Valor Actual ('VA') de um valor 'C' daqui a 'N' anos com </text:p>
      <text:p text:style-name="P5">uma taxa 'I'</text:p>
      <text:p text:style-name="P7"><draw:frame draw:style-name="fr1" draw:name="Object19" text:anchor-type="as-char" svg:width="2.311cm" svg:height="0.716cm" draw:z-index="18"><draw:object xlink:href="./Object 19" xlink:type="simple" xlink:show="embed" xlink:actuate="onLoad"/><draw:image xlink:href="./ObjectReplacements/Object 19" xlink:type="simple" xlink:show="embed" xlink:actuate="onLoad"/></draw:frame>(Actualização)</text:p>
      <text:p text:style-name="P3">==&gt; Investir um valor 'C' no final de cada um dos próximos 'N' anos com uma taxa 'I', valor no final (VF)</text:p>
      <text:p text:style-name="P7"><draw:frame draw:style-name="fr1" draw:name="Object20" text:anchor-type="as-char" svg:width="2.63cm" svg:height="0.831cm" draw:z-index="19"><draw:object xlink:href="./Object 20" xlink:type="simple" xlink:show="embed" xlink:actuate="onLoad"/><draw:image xlink:href="./ObjectReplacements/Object 20" xlink:type="simple" xlink:show="embed" xlink:actuate="onLoad"/></draw:frame>(Capitalização)</text:p>
      <text:p text:style-name="P3">==&gt; Investimento inicial 'VI' gera um valor final 'VF' em 'N' anos, qual</text:p>
      <text:p text:style-name="P3"><text:s/>a taxa de juro 'I'</text:p>
      <text:p text:style-name="P7"><draw:frame draw:style-name="fr1" draw:name="Object21" text:anchor-type="as-char" svg:width="4.096cm" svg:height="0.72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==&gt; Anuidade no valor de 'C' durante 'N' tempo, a partir do ano 'X', a </text:p>
      <text:p text:style-name="P3">uma taxa de 'I', o valor actual 'VA' é:</text:p>
      <text:p text:style-name="P7"><draw:frame draw:style-name="fr1" draw:name="Object22" text:anchor-type="as-char" svg:width="4.062cm" svg:height="0.716cm" draw:z-index="21"><draw:object xlink:href="./Object 22" xlink:type="simple" xlink:show="embed" xlink:actuate="onLoad"/><draw:image xlink:href="./ObjectReplacements/Object 22" xlink:type="simple" xlink:show="embed" xlink:actuate="onLoad"/></draw:frame>(Anuidade)</text:p>
      <text:p text:style-name="P7"><draw:frame draw:style-name="fr1" draw:name="Object23" text:anchor-type="as-char" svg:width="3.776cm" svg:height="0.716cm" draw:z-index="22"><draw:object xlink:href="./Object 23" xlink:type="simple" xlink:show="embed" xlink:actuate="onLoad"/><draw:image xlink:href="./ObjectReplacements/Object 23" xlink:type="simple" xlink:show="embed" xlink:actuate="onLoad"/></draw:frame>(Anuidade)</text:p>
      <text:p text:style-name="P3"><draw:frame draw:style-name="fr1" draw:name="Object24" text:anchor-type="as-char" svg:width="1.984cm" svg:height="0.3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>==&gt; Perpetuidade de 'C' por ano, taxa de 'I', qual o valor de 'VA'</text:p>
      <text:p text:style-name="P3">Como 'N'-&gt; infinito</text:p>
      <text:p text:style-name="P7"><draw:frame draw:style-name="fr1" draw:name="Object25" text:anchor-type="as-char" svg:width="1.591cm" svg:height="0.73cm" draw:z-index="24"><draw:object xlink:href="./Object 25" xlink:type="simple" xlink:show="embed" xlink:actuate="onLoad"/><draw:image xlink:href="./ObjectReplacements/Object 25" xlink:type="simple" xlink:show="embed" xlink:actuate="onLoad"/></draw:frame>(Perpetuidade)</text:p>
      <text:p text:style-name="P3">==&gt; Valor 'C' a ser pago em 'M' anos, quer ser repartido em pagamentos </text:p>
      <text:p text:style-name="P3">anuais constantes de 'P', durante 'N' anos, à taxa de 'I'. Qual o valor </text:p>
      <text:p text:style-name="P3">de P</text:p>
      <text:p text:style-name="P7"><draw:frame draw:style-name="fr1" draw:name="Object26" text:anchor-type="as-char" svg:width="2.452cm" svg:height="0.716cm" draw:z-index="25"><draw:object xlink:href="./Object 26" xlink:type="simple" xlink:show="embed" xlink:actuate="onLoad"/><draw:image xlink:href="./ObjectReplacements/Object 26" xlink:type="simple" xlink:show="embed" xlink:actuate="onLoad"/></draw:frame>(Actualização do ano N)</text:p>
      <text:p text:style-name="P7"><draw:frame draw:style-name="fr1" draw:name="Object27" text:anchor-type="as-char" svg:width="2.644cm" svg:height="1.069cm" draw:z-index="26"><draw:object xlink:href="./Object 27" xlink:type="simple" xlink:show="embed" xlink:actuate="onLoad"/><draw:image xlink:href="./ObjectReplacements/Object 27" xlink:type="simple" xlink:show="embed" xlink:actuate="onLoad"/></draw:frame>Actualização do ano N/(Anuidade)</text:p>
      <text:p text:style-name="P3">==&gt; Valor 'C' constante por ano a pagar durante 'N' anos, a partir do ano 'X',sendo a taxa <text:s/>'I' qual o valor 'VA' a reservar</text:p>
      <text:p text:style-name="P7"><draw:frame draw:style-name="fr1" draw:name="Object28" text:anchor-type="as-char" svg:width="3.921cm" svg:height="0.716cm" draw:z-index="27"><draw:object xlink:href="./Object 28" xlink:type="simple" xlink:show="embed" xlink:actuate="onLoad"/><draw:image xlink:href="./ObjectReplacements/Object 28" xlink:type="simple" xlink:show="embed" xlink:actuate="onLoad"/></draw:frame>(Anuidade)</text:p>
      <text:p text:style-name="P3">==&gt; Para identificar valores de Imposto, VAL, Investimento, Volume de </text:p>
      <text:p text:style-name="P3">Vendas, preço de Venda.</text:p>
      <text:p text:style-name="P7"><draw:frame draw:style-name="fr1" draw:name="Object29" text:anchor-type="as-char" svg:width="3.851cm" svg:height="1.321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3">Matéria Colectável</text:p>
      <text:p text:style-name="P3">Importante este conceito. Se o valor do RAI &lt; não paga impostos, mas</text:p>
      <text:p text:style-name="P3">a matéria colectável do próximo ano lucrativo, será o valor do RAI + os </text:p>
      <text:p text:style-name="P3"><text:s/>anos com o RAI negativo.</text:p>
      <text:p text:style-name="P3"/>
      <text:p text:style-name="P5">Taxa nominal vis Taxa a preços correntes</text:p>
      <text:p text:style-name="P3">No CashFlow Recalcula-se os valor tendo em conta a inflação.</text:p>
      <text:p text:style-name="P3"><text:tab/>Nomeadamente:</text:p>
      <text:p text:style-name="P3"><text:tab/><text:tab/>* Vendas</text:p>
      <text:p text:style-name="P3"><text:tab/><text:tab/>* Custos</text:p>
      <text:p text:style-name="P5">RDI + ISR = Matéria Colectável</text:p>
      <text:p text:style-name="P3">Matéria Colectável = RDI/(1 - Taxa de ISR)</text:p>
      <text:p text:style-name="P5">DADO o TIR, VAL, o N e o I, achar o Investimento e CashFlow</text:p>
      <text:p text:style-name="P3">Sistema de duas Equações</text:p>
      <text:p text:style-name="P7"><text:s text:c="2"/><draw:frame draw:style-name="fr1" draw:name="Object30" text:anchor-type="as-char" svg:width="4.277cm" svg:height="0.323cm" draw:z-index="29"><draw:object xlink:href="./Object 30" xlink:type="simple" xlink:show="embed" xlink:actuate="onLoad"/><draw:image xlink:href="./ObjectReplacements/Object 30" xlink:type="simple" xlink:show="embed" xlink:actuate="onLoad"/></draw:frame>, sendo a taxa a do TIR</text:p>
      <text:p text:style-name="P7"><text:s text:c="2"/>- <draw:frame draw:style-name="fr1" draw:name="Object31" text:anchor-type="as-char" svg:width="3.911cm" svg:height="0.676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3">Empréstimo em que em alguns anos não se paga (ter em atenção quando começa o empréstimo)</text:p>
      <text:p text:style-name="P3">- nesses anos paga-se somente os juros da divida nessa altura</text:p>
      <text:p text:style-name="P3">- nos outros paga-se parte do valor em divida + juros sobre o valor em divida</text:p>
      <text:p text:style-name="P5">Imobilizado incorpóreo:</text:p>
      <text:p text:style-name="P3"><text:s/>- Software cientifico</text:p>
      <text:p text:style-name="P3"><text:s/>- Patentes</text:p>
      <text:p text:style-name="P3"><text:s/>- Custos de implementação da empresa</text:p>
      <text:p text:style-name="P3"><text:s/>- Licenças</text:p>
      <text:p text:style-name="P5">Fundo de Maneio</text:p>
      <text:p text:style-name="P3"><text:s/>- Reserva de Tesouraria + Existências + Dividas de Clientes - Dividas a Fornecedores</text:p>
      <text:p text:style-name="P6">Existências:</text:p>
      <text:p text:style-name="P3"><text:s/>- Existência final de Produtos Acabados</text:p>
      <text:p text:style-name="P3"><text:s/>- Existência final de Matéria Prima</text:p>
      <text:p text:style-name="P6">Dividas de Clientes</text:p>
      <text:p text:style-name="P3"><text:s/>- Créditos concedidos a clientes</text:p>
      <text:p text:style-name="P6">Dividas a Fornecedores</text:p>
      <text:list xml:id="list284098593" text:style-name="L4">
        <text:list-item>
          <text:p text:style-name="P4">Créditos obtidos de Fornecedores</text:p>
        </text:list-item>
        <text:list-item>
          <text:p text:style-name="P4"/>
        </text:list-item>
      </text:list>
      <text:p text:style-name="P3"><text:tab/>==&gt; Custo de Matérias Consumidas</text:p>
      <text:p text:style-name="P3"><text:tab/>* % sobre (Vendas + Existências de Produtos Acabados)</text:p>
      <text:p text:style-name="P3"><text:tab/>==&gt; Existências final de Matéria Prima</text:p>
      <text:p text:style-name="P3"><text:tab/>* % sobre o custo das matérias consumidas</text:p>
      <text:p text:style-name="P3"><text:tab/>==&gt; Credito de Fornecedores</text:p>
      <text:p text:style-name="P3"><text:tab/>* % sobre as Compras</text:p>
      <text:p text:style-name="P3"><text:tab/>==&gt; Investimento Nec. Fundo Maneio</text:p>
      <text:p text:style-name="P3"><text:tab/>* Variação de Fundo de maneio entre o próximo ano e <text:s/>este.</text:p>
      <text:p text:style-name="P5">Encargos Financeiros: Só entra os juros do Empréstimos</text:p>
      <text:p text:style-name="P5">Investimento é um valor negativo (no mapa de cashflow)</text:p>
      <text:p text:style-name="P5">Matéria Colectável: Transposição até 3 anos</text:p>
      <text:p text:style-name="P8">Fases de Desenvolvimento de um projecto</text:p>
      <text:p text:style-name="P6">Fase de Concepção</text:p>
      <text:p text:style-name="P3">* Identificação: </text:p>
      <text:p text:style-name="P3">Identificação das Oportunidades de Investimento</text:p>
      <text:p text:style-name="P3">* Preparação: </text:p>
      <text:p text:style-name="P3">Formulação das variantes do projecto </text:p>
      <text:p text:style-name="P3"><text:s text:c="4"/>(Tecnologia, Localização, Capacidade Produtiva, Layout, </text:p>
      <text:p text:style-name="P3"><text:s text:c="5"/>Estudo de mercado, Publicidade, Rede de Distribuição)</text:p>
      <text:p text:style-name="P6">Pre-Avaliação</text:p>
      <text:p text:style-name="P3">*Avaliação:</text:p>
      <text:p text:style-name="P3">Formulação do Projecto</text:p>
      <text:p text:style-name="P3">Avaliação</text:p>
      <text:p text:style-name="P3">Tomada de decisão</text:p>
      <text:p text:style-name="P3"><text:s text:c="4"/>(Planeamento de Investimento, de Exploração e de <text:s/>Financiamento)</text:p>
      <text:p text:style-name="P6">Fase de Implementação</text:p>
      <text:p text:style-name="P3">* Planeamento</text:p>
      <text:p text:style-name="P3">* Execução</text:p>
      <text:p text:style-name="P3">* Controle</text:p>
      <text:p text:style-name="P3">* Conclusão do Projecto e ligação a projectos subsequentes</text:p>
      <text:p text:style-name="P5">Tipos de Avaliação de Projectos</text:p>
      <text:p text:style-name="P6">Financeira</text:p>
      <text:p text:style-name="P3">* Estudo que pondera as despesas e receitas, para aferir a rentabilidade</text:p>
      <text:p text:style-name="P6">Técnica</text:p>
      <text:p text:style-name="P3"><text:s text:c="4"/>Avalia o Requisitos técnicos, design das instalações e equipamento de projecto, estima os custos de investimento e os custos operativos da construção e operação do projecto. Incorporada na avaliação financeira</text:p>
      <text:p text:style-name="P6">Comercial</text:p>
      <text:p text:style-name="P3"><text:s text:c="4"/>Avalia as condições de compra de bens e serviços necessários para a implementação e do marketing da fase de projecto. Envolve estudos de mercado, que identifica clientes e concorrentes.</text:p>
      <text:p text:style-name="P6">Institucional</text:p>
      <text:p text:style-name="P3"><text:s text:c="4"/>Gestão do projecto, sistema de gestão e tipo de organização do pessoal.</text:p>
      <text:p text:style-name="P6">Social</text:p>
      <text:p text:style-name="P3"><text:s text:c="4"/>Avalia o impacto social do projecto:</text:p>
      <text:p text:style-name="P3"><text:s text:c="6"/>Distribuição de rendimentos</text:p>
      <text:p text:style-name="P3"><text:s text:c="6"/>Fixação da população do território</text:p>
      <text:p text:style-name="P3"><text:s text:c="6"/>Melhoria das condições de vida (nutrição, saúde, educação)</text:p>
      <text:p text:style-name="P3"><text:span text:style-name="T2">Ambiental:</text:span></text:p>
      <text:p text:style-name="P3"><text:s text:c="4"/>Avalia o impacto ambiental</text:p>
      <text:p text:style-name="P5">Avaliação Financeira do Projectos</text:p>
      <text:p text:style-name="P6">CashFlow</text:p>
      <text:p text:style-name="P3"><text:s text:c="4"/>Resultado Liq + Amortizações + Valor Residual</text:p>
      <text:p text:style-name="P6">Valor Actual</text:p>
      <text:p text:style-name="P3"><text:s text:c="4"/>Qual o valor, no momento presente, de uma receita ou despesa no futuro</text:p>
      <text:p text:style-name="P6">Capitalização</text:p>
      <text:p text:style-name="P3"><text:s text:c="4"/>Permite projectar no futuro, fluxos de rendimentos actuais</text:p>
      <text:p text:style-name="P6">Actualização</text:p>
      <text:p text:style-name="P3"><text:s text:c="4"/>Permite projectar no presente, fluxos de rendimentos no futuro</text:p>
      <text:p text:style-name="P6">Anuidades e Perpetuidades</text:p>
      <text:p text:style-name="P3"><text:s text:c="4"/>Anuidades são fluxos de rendimentos constantes durante um certo período de tempo. Como são rendimentos fixos, podemos obter uma série geométrica, para obter a actualização</text:p>
      <text:p text:style-name="P3"/>
      <text:p text:style-name="P3"><text:span text:style-name="T2">Perpetuidades</text:span></text:p>
      <text:p text:style-name="P3"><text:span text:style-name="T4"><text:s text:c="4"/>S</text:span>ão fluxos constantes durante um período de tempo considerado infinito. Como n tende para infinito</text:p>
      <text:p text:style-name="P3"><text:s text:c="2"/>* Resumo:</text:p>
      <text:p text:style-name="P3"><text:s text:c="4"/>* Fluxo constante para período finito, usa-se anuidades</text:p>
      <text:p text:style-name="P3"><text:s text:c="4"/>* Fluxo constante para período infinito, usa-se perpetuidades</text:p>
      <text:p text:style-name="P3"><text:s text:c="4"/>* Fluxo variáveis para períodos finitos actualizam-se os valores ano a ano</text:p>
      <text:p text:style-name="P6">As Amortizações e o Cálculo dos CashFlows</text:p>
      <text:p text:style-name="P3"><text:s text:c="2"/>Possibilita a reconstrução do montante de fundos iniciais, de modo a renovar o seu activo e conservar um potencial de produção adequado</text:p>
      <text:p text:style-name="P3"><text:s text:c="2"/>As amortizações não estão sujeitas a imposto fiscal. As amortizações constituem um custo de exploração, mas não representa uma saída de dinheiro, reflecte o consumo do factor de produção (imobilizado)</text:p>
      <text:p text:style-name="P6">O Valor Residual</text:p>
      <text:p text:style-name="P3"><text:s text:c="2"/>É estimado em função do período do projecto</text:p>
      <text:p text:style-name="P3"><text:s text:c="2"/>No fim de vida do projecto, procede-se a uma entrada de fundos que resulta de:</text:p>
      <text:p text:style-name="P3"><text:s text:c="4"/>* Venda de equipamentos</text:p>
      <text:p text:style-name="P3"><text:s text:c="4"/>Ter em conta o valor residual do equipamento no fim da exploração, devendo ser adicionado no último cashflow do período. Deve-se verificar se este valor é passível de imposto de mais ou menos valia, o que pode afectar negativamente o último cashflow.</text:p>
      <text:p text:style-name="P3"><text:s text:c="4"/>* Recuperação da totalidade, ou parte, das necessidades de fundo de maneio que o projecto necessitava. Os stocks podem ser liquidados, os créditos recuperados, as dividas de curto prazo regularizada, permitindo uma entrada de dinheiro</text:p>
      <text:p text:style-name="P5">Critérios de Avaliação do Projectos</text:p>
      <text:p text:style-name="P3">* Medidas ou indicadores de rentabilidade de um projecto.</text:p>
      <text:p text:style-name="P3">* Critério do VAL</text:p>
      <text:p text:style-name="P3"><text:s text:c="2"/>Comparação de CashFlows</text:p>
      <text:p text:style-name="P3"><text:s text:c="2"/>Rentável quando VAL &gt; 0</text:p>
      <text:p text:style-name="P3">* Critério do TIR</text:p>
      <text:p text:style-name="P3"><text:s text:c="2"/>Taxa de actualização tal que VAL=0</text:p>
      <text:p text:style-name="P3">* Comparação entre o TIR e o VAL</text:p>
      <text:p text:style-name="P3"><text:s text:c="2"/>TIR é a taxa que o investidor obtém em média em cada ano sobre os capitais que se mantém investidos no projecto, enquanto o investimento inicial é recuperado</text:p>
      <text:p text:style-name="P3"><text:s text:c="2"/>Dois projectos podem ter o mesmo valor de TIR, mas o VAL é diferente, optando-se pelo o mais "lucrativo". É possível optar pelo menos "lucrativo" mas investir a diferença num outro projecto cujo TIR é igual ou Superior.</text:p>
      <text:p text:style-name="P3"><text:s text:c="2"/>O valor do TIR pode ser diferentes e o VAL do projecto com menor TIR ser maior. Recorre-se ao cashflow diferencial</text:p>
      <text:p text:style-name="P3">* CashFlow diferencial:</text:p>
      <text:p text:style-name="P3"><text:s text:c="2"/>depois de calcular o cashflow dos projectos, calcula-se para diferença de (Proj1-Proj2) e encontra-se o TIR a partir do qual podemos investir com o projecto que gera menos TIR e investir noutro projecto com essa taxa</text:p>
      <text:p text:style-name="P3"/>
      <text:p text:style-name="P3">* Método do Indicie de Rentabilidade ou Retorno do Investimento</text:p>
      <text:p text:style-name="P3"><text:s text:c="2"/>Rentabilidade efectiva por unidade de capital investido</text:p>
      <text:p text:style-name="P3"><text:s text:c="2"/>Calculo faz-se através da razão entre o valor actual dos cashflows de exploração e o valor do investimento</text:p>
      <text:p text:style-name="P3"><text:s text:c="4"/>igual à Unidade: VAL = 0</text:p>
      <text:p text:style-name="P3"><text:s text:c="4"/>Superior à Unidade: VAL &gt; 0</text:p>
      <text:p text:style-name="P3"><text:s text:c="4"/>Inferior à Unidade: VAL &lt; 0</text:p>
      <text:p text:style-name="P3"><text:s text:c="4"/>ROI= VAL/Investimento<text:tab/><text:tab/><text:tab/></text:p>
      <text:p text:style-name="P3">* Método do Período de Recuperação do Capital Investido (Payback)</text:p>
      <text:p text:style-name="P3"><text:s text:c="4"/>Período que o projecto leva a recuperar o capital investido</text:p>
      <text:p text:style-name="P3"><text:s text:c="4"/>É estudado a partir do cashflow actualizado</text:p>
      <text:p text:style-name="P3"><text:s text:c="4"/>* Desvantagens:</text:p>
      <text:p text:style-name="P3"><text:s text:c="4"/>- Não considera o que se passa após do prazo de recuperação</text:p>
      <text:p text:style-name="P3"><text:s text:c="4"/>- Não considera o escalonamento dos cashflows no tempo</text:p>
      <text:p text:style-name="P3"><text:s text:c="4"/>- Privilegia as disponibilidades em detrimento da rentabilidade</text:p>
      <text:p text:style-name="P5">Selecção de Projectos de Investimento</text:p>
      <text:p text:style-name="P3">* Selecção de Projectos com períodos de vida diferentes</text:p>
      <text:p text:style-name="P3"><text:s text:c="2"/>Para determinar um horizonte comum, calcula-se o menor múltiplo do período de tempo dos projectos</text:p>
      <text:p text:style-name="P3">* Selecção de Projectos de Substituição</text:p>
      <text:p text:style-name="P3"><text:s text:c="2"/>Determinação do período de substituição que maximiza a rentabilidade</text:p>
      <text:p text:style-name="P3">* Selecção de Projectos Sob Restrições Financeiras</text:p>
      <text:p text:style-name="P3"><text:s text:c="2"/>Quando os projectos ultrapassam os recursos financeiros existentes é necessário definir prioridades na implementação de projectos</text:p>
      <text:p text:style-name="P5">Financiamento de Projectos de Investimento</text:p>
      <text:p text:style-name="P3">* Auto-financiamento</text:p>
      <text:p text:style-name="P3"><text:s text:c="2"/>Financiamento pela própria empresa. É necessário que a empresa constitua reservas financeiras.</text:p>
      <text:p text:style-name="P3">* Financiamento exterior à empresa</text:p>
      <text:p text:style-name="P3"><text:s text:c="2"/>Cobrir o imobilizado e o fundo de maneio</text:p>
      <text:p text:style-name="P3"><text:s text:c="2"/>Cobrir os financiamentos, de acordo com a sua exigibilidade</text:p>
      <text:p text:style-name="P3"><text:s text:c="2"/>Operações correntes da empresa, para cobrir parte dos activos</text:p>
      <text:p text:style-name="P3"><text:s text:c="3"/>São financiamentos em fundo maneio</text:p>
      <text:p text:style-name="P3"><text:s text:c="5"/>Financiamento na integra do activo fixo da empresa</text:p>
      <text:p text:style-name="P3"><text:s text:c="5"/>Possui saldo liq positivo para financiar o capital circulante</text:p>
      <text:p text:style-name="P3"><text:s text:c="5"/>Conceito patrimonial, associado ao balanço</text:p>
      <text:p text:style-name="P3"><text:s text:c="5"/>Necessidades de fundo de maneio são dados pelas variações do fundo de maneio</text:p>
      <text:p text:style-name="P3"><text:s text:c="5"/>Tem que ser financiadas</text:p>
      <text:p text:style-name="P5">Métodos de Analise de Investimentos com diferente dimensão.</text:p>
      <text:p text:style-name="P5">Método Diferencial</text:p>
      <text:p text:style-name="P3">Pressupõe a admissão da divisibilidade de um projecto de maior escala, em dois (ou mais) sub-projectos. Um com a dimensão do menor dos projectos e outro com a diferença.</text:p>
      <text:p text:style-name="P5">Modelo do CashFlow Periodico Equivalente (Fluxo Anual Equivalente)</text:p>
      <text:p text:style-name="P5"><text:span text:style-name="T3">Pressupõe a possibilidade de repetição das condições de realização dos investimentos ao longo do tempo. Assenta na determinação do valor de uma renda constante equivalente ao VAL a cada investimento em confronto</text:span></text:p>
      <text:p text:style-name="P5">Modelo do Valor Residual</text:p>
      <text:p text:style-name="P3">Adopção de um período comum de analise de investimento, que corresponde ao período mais curto, sendo os cashflows excedentários do maior projecto considerados valor residual do projecto.</text:p>
      <text:p text:style-name="P3"><text:s text:c="4"/>Actualiza-se os cashflows para o maior ano do menor projecto</text:p>
      <text:p text:style-name="P3"><text:s text:c="4"/>Encontra-se o TIR para o projecto</text:p>
      <text:p text:style-name="P3"><text:s text:c="4"/>Encontra-se o valor residual</text:p>
      <text:p text:style-name="P3">Valor Residual = CF_(n+1)/(1+TIR)¹ + CF_(n+2)/(1+TIR)²...FÓRMULA</text:p>
      <text:p text:style-name="P3"><text:s text:c="4"/>Critério de Escolha: VAL</text:p>
      <text:p text:style-name="P5">Modelo do Reinvestimento dos CashFlows</text:p>
      <text:p text:style-name="P3"><text:s text:c="2"/>Adopta-se o maior investimento</text:p>
      <text:p text:style-name="P3"><text:s text:c="2"/>Capitalização dos cashflows de ambos os investimentos, adoptando uma taxa de capitalização correspondente a um investimento <text:s/>alternativo.</text:p>
      <text:p text:style-name="P3"><text:s text:c="2"/>Quanto maior for a taxa de capitalização, se aproximar da taxa de actualização, maior a probabilidade da a escolha se basear no VAL </text:p>
      <text:p text:style-name="P3"><text:s text:c="2"/>Se a taxa de capitalização se aproximar do TIR, a probabilidade de escolha ser o TIR é maior</text:p>
      <text:p text:style-name="P5">Método da Harmonização</text:p>
      <text:p text:style-name="P3"><text:s text:c="2"/>Ajuste do montante do investimento no projecto de menor dimensão de modo a considerar um investimento extra no valor da diferença entre o montante dos investimentos iniciais</text:p>
      <text:p text:style-name="P3"><text:s text:c="2"/>Pressupõe o uso do reinvestimento dos fluxos, a estimação do TIR ajustada e de uma medida de VAL que toma em consideração o efeito do reinvestimento</text:p>
      <text:p text:style-name="P3"><text:s text:c="4"/><text:span text:style-name="T1">Capitaliza-se:<text:tab/><text:tab/><text:tab/></text:span></text:p>
      <text:p text:style-name="P3"><text:span text:style-name="T1"><text:s text:c="5"/></text:span>* Projecto menor ao período máximo do maior</text:p>
      <text:p text:style-name="P3"><text:s text:c="3"/>* Projecto extra com a diferença do investimento inicial, para o mesmo período</text:p>
      <text:p text:style-name="P3"><text:s text:c="4"/>* Maior Projecto</text:p>
      <text:p text:style-name="P3"><text:s text:c="4"/>* Calcula-se o VAL e o TIR</text:p>
      <text:p text:style-name="P3"><text:s text:c="4"/>* Opta-se pelo maior VAL.</text:p>
      <text:p text:style-name="P5">Management</text:p>
      <text:p text:style-name="P6">* Processo Estratégico de Gestão</text:p>
      <text:p text:style-name="P3">Passo 1:</text:p>
      <text:p text:style-name="P3">Identificar a missão, os objectivos e estratégia da empresa</text:p>
      <text:p text:style-name="P3">Passo 2:</text:p>
      <text:p text:style-name="P3">Fazer um estudo de mercado,<text:tab/>Identificar oportunidades e ameaças</text:p>
      <text:p text:style-name="P3">* Passo 3:</text:p>
      <text:p text:style-name="P3">Realizar uma analise interna, Verificar pontos fortes e pontos fracos, Verificar capacidade financeira, técnica e mercadorias.</text:p>
      <text:p text:style-name="P3">Passos 2 e 3 são denominados analise SWOT ( Strengths, Weakness, Oportunities e Threats)</text:p>
      <text:p text:style-name="P3">* Passo 4:</text:p>
      <text:p text:style-name="P3">Formulação de estratégias, Desenvolver e analisar estratégias alternativas, <text:s/>Seleccionar as estratégias adequadas a todos os níveis da <text:s/>empresa, que garanta alguma vantagem sobre os concorrentes. Equipar os pontos fortes com as oportunidades ambientais. Corrigir os pontos fracos</text:p>
      <text:p text:style-name="P3">* Passo 5:</text:p>
      <text:p text:style-name="P3">Implementação. Organizar a estrutura da empresa ao ambiente (O ambiente dita a escolha da estratégia)</text:p>
      <text:p text:style-name="P3">* Passo 6:</text:p>
      <text:p text:style-name="P3">Avaliar os resultados</text:p>
      <text:p text:style-name="P3">* Tipo de Estratégia organizacional</text:p>
      <text:p text:style-name="P3"><text:s text:c="2"/>* Estratégia Corporativa</text:p>
      <text:p text:style-name="P3"><text:s text:c="2"/>Gestão de Topo, define estratégia para todas as empresas</text:p>
      <text:p text:style-name="P3"><text:s text:c="2"/>-- Tipos de Estratégia</text:p>
      <text:p text:style-name="P3"><text:s text:c="4"/>* Crescimento: Expansão para novos produtos e mercados</text:p>
      <text:p text:style-name="P3"><text:s text:c="6"/>– Tipos de Estratégia:</text:p>
      <text:p text:style-name="P3"><text:s text:c="5"/>* Concentração</text:p>
      <text:p text:style-name="P3"><text:s text:c="6"/>Foco na linha principal de investimento, com novos produtos</text:p>
      <text:p text:style-name="P3"><text:s text:c="6"/>* Integração Vertical</text:p>
      <text:p text:style-name="P3"><text:s text:c="6"/>Tornar-se auto-suficientes, próprio fornecedor </text:p>
      <text:p text:style-name="P3"><text:s text:c="6"/>Controlo dos outputs da distribuição e apoio a <text:s/>clientes, eliminando intermediários</text:p>
      <text:p text:style-name="P3"><text:s text:c="6"/>* Integração Horizontal</text:p>
      <text:p text:style-name="P3"><text:s text:c="6"/>Alianças com Concorrentes compatíveis</text:p>
      <text:p text:style-name="P3"><text:s text:c="6"/>* Diversificação</text:p>
      <text:p text:style-name="P3"><text:s text:c="6"/>Expansão para mercados compatíveis</text:p>
      <text:p text:style-name="P3"><text:s text:c="6"/>Alianças com concorrentes incompatíveis, mas com taxa de retorno alta<text:tab/><text:tab/><text:tab/><text:tab/></text:p>
      <text:p text:style-name="P3"><text:s text:c="5"/>* Estabilidade: Manutenção da Reputação</text:p>
      <text:p text:style-name="P3"><text:s text:c="5"/>* Renovação: Redireccionamento para novos mercados</text:p>
      <text:p text:style-name="P3"><text:s text:c="5"/>* Eliminação de pontos fracos</text:p>
      <text:p text:style-name="P3"><text:s text:c="5"/>* Eliminação de custos de produção</text:p>
      <text:p text:style-name="P3">* <text:span text:style-name="T1">Analise Corporativa</text:span></text:p>
      <text:p text:style-name="P3">Matriz BCG</text:p>
      <text:p text:style-name="P3">* Considera as quotas de mercado e taxas de crescimento</text:p>
      <text:p text:style-name="P3"><text:s text:c="2"/>* Classificação</text:p>
      <text:p text:style-name="P3"><text:s text:c="4"/>* Cash Cows: taxa de crescimento baixo, quota de mercado alta</text:p>
      <text:p text:style-name="P3"><text:s text:c="4"/>* Start: taxa de crescimento alto, quota de mercado alta</text:p>
      <text:p text:style-name="P3"><text:s text:c="4"/>* Question Marks: taxa de crescimento alta, quota de mercado baixa</text:p>
      <text:p text:style-name="P3"><text:s text:c="4"/>* Dogs: taxa de crescimento baixa, quota de mercado baixa</text:p>
      <text:p text:style-name="P3"><text:s text:c="2"/>* Vantagem Competitiva:</text:p>
      <text:p text:style-name="P3"><text:s text:c="4"/>* Vantagem distinta da empresa</text:p>
      <text:p text:style-name="P3"><text:s text:c="4"/>* Qualidade como vantagem competitiva</text:p>
      <text:p text:style-name="P3"><text:s text:c="4"/>* Diferenciação da empresa dos seus competidores</text:p>
      <text:p text:style-name="P3"><text:s text:c="4"/>* Criação de sustentabilidade da vantagem</text:p>
      <text:p text:style-name="P3"><text:s text:c="4"/>* Focus na gestão da qualidade e melhoria continua</text:p>
      <text:p text:style-name="P3"><text:s text:c="4"/>* Continuação temporal na exploração eficiente dos recursos e desenvolvimento de competências que permitem a empresa <text:s/>manter a vantagem.</text:p>
      <text:p text:style-name="P5">* As 5 forças de Porter:</text:p>
      <text:p text:style-name="P3">* Ameaça da entrada de novos concorrentes:</text:p>
      <text:p text:style-name="P3"><text:s text:c="2"/>Facilidade/Dificuldade da entrada de novos concorrentes no <text:s/>mercado</text:p>
      <text:p text:style-name="P3">* Ameaça de Produtos Substitutos:</text:p>
      <text:p text:style-name="P3">A facilidade de produtos semelhantes serem preferências em relação ao nosso</text:p>
      <text:p text:style-name="P3">* Poder de negociação dos Clientes:</text:p>
      <text:p text:style-name="P3">O grau de poder de negociação que os clientes têm</text:p>
      <text:p text:style-name="P3">* Poder de negociação dos Fornecedores:</text:p>
      <text:p text:style-name="P3">O grau de poder de negociação que os fornecedores têm, devido à exclusividade de produtos, ou por causa de produtos alternativos</text:p>
      <text:p text:style-name="P3">* Rivalidade Correntes:</text:p>
      <text:p text:style-name="P3">Rivalidade intensa ocorre quando a taxa de crescimento da <text:s/>industria diminui, a procura baixa e os preços dos produtos caiem</text:p>
      <text:p text:style-name="P5">* Tipos de Estratégia Competitiva</text:p>
      <text:p text:style-name="P3">* Liderança Estratégica pelo custo: </text:p>
      <text:p text:style-name="P3">ter os custo mais baixos, para fornecer um produto mais barato</text:p>
      <text:p text:style-name="P3">* Estratégia de Diferenciação:</text:p>
      <text:p text:style-name="P3">criação de produtos/serviços únicos</text:p>
      <text:p text:style-name="P3">* Estratégia de Focus:</text:p>
      <text:p text:style-name="P3">Exploração de um determinado segmento do mercado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-Roman" svg:font-family="Times-Roman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size="6pt" style:font-name-asian="OpenSymbol" style:font-size-asian="10.5pt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3" fo:column-gap="0.254cm">
          <style:column style:rel-width="21845*" fo:start-indent="0cm" fo:end-indent="0.127cm"/>
          <style:column style:rel-width="21845*" fo:start-indent="0.127cm" fo:end-indent="0.127cm"/>
          <style:column style:rel-width="21845*" fo:start-indent="0.127cm" fo:end-indent="0cm"/>
        </style:columns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variable-decls>
          <text:variable-decl office:value-type="string" text:name="ApoioNum"/>
          <text:variable-decl office:value-type="string" text:name="Cadeira"/>
          <text:variable-decl office:value-type="string" text:name="Semestre"/>
        </text:variable-decls>
        <text:p text:style-name="MP1">Economia e Gestão de Projecto:: Semestre <text:variable-set text:name="Semestre" office:value-type="string">IV</text:variable-set>:: <text:variable-set text:name="Cadeira" office:value-type="string">EGP</text:variable-set> :: Folha de Apoio <text:variable-set text:name="ApoioNum" office:value-type="string">II</text:variable-set></text:p>
      </style:header>
      <style:footer>
        <text:variable-decls>
          <text:variable-decl office:value-type="string" text:name="Anolectivo"/>
          <text:variable-decl office:value-type="string" text:name="Semestre"/>
        </text:variable-decls>
        <text:p text:style-name="MP2">Nuno Cancelo :: 31401 :: ISEL :: Semestre <text:variable-set text:name="Semestre" office:value-type="string">IV</text:variable-set> :: Ano Lectivo <text:variable-set text:name="Anolectivo" office:value-type="string">2009/2010</text:variable-s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5T11:17:15</meta:creation-date>
    <meta:editing-duration>PT04H32M07S</meta:editing-duration>
    <meta:editing-cycles>57</meta:editing-cycles>
    <meta:generator>OpenOffice.org/3.1$Linux OpenOffice.org_project/310m19$Build-9420</meta:generator>
    <meta:initial-creator>Nuno Cancelo</meta:initial-creator>
    <dc:date>2010-06-17T23:38:30</dc:date>
    <dc:creator>Nuno Cancelo</dc:creator>
    <meta:document-statistic meta:table-count="0" meta:image-count="0" meta:object-count="31" meta:page-count="2" meta:paragraph-count="345" meta:word-count="2656" meta:character-count="1698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Capital</math:mi>
      <math:mo math:stretchy="false">∗</math:mo>
      <math:msup>
        <math:mrow>
          <math:mo math:stretchy="false">(</math:mo>
          <math:mrow>
            <math:mn>1</math:mn>
            <math:mo math:stretchy="false">+</math:mo>
            <math:mi>i</math:mi>
          </math:mrow>
          <math:mo math:stretchy="false">)</math:mo>
        </math:mrow>
        <math:mi>n</math:mi>
      </math:msup>
    </math:mrow>
    <math:annotation math:encoding="StarMath 5.0">Capital*(1+i)^n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italic">MesesX</math:mi>
      <math:mo math:stretchy="false">=</math:mo>
      <math:mrow>
        <math:mrow>
          <math:mo math:stretchy="false">[</math:mo>
          <math:mfrac>
            <math:mrow>
              <math:mo math:stretchy="false">(</math:mo>
              <math:mrow>
                <math:mi math:fontstyle="italic">CF</math:mi>
                <math:mi math:fontstyle="italic">Actualizado</math:mi>
                <math:mi math:fontstyle="italic">Acumulado</math:mi>
              </math:mrow>
              <math:mo math:stretchy="false">)</math:mo>
            </math:mrow>
            <math:mrow>
              <math:mo math:stretchy="false">(</math:mo>
              <math:mrow>
                <math:mi math:fontstyle="italic">CF</math:mi>
                <math:mi math:fontstyle="italic">Actualizado</math:mi>
              </math:mrow>
              <math:mo math:stretchy="false">)</math:mo>
            </math:mrow>
          </math:mfrac>
          <math:mo math:stretchy="false">]</math:mo>
        </math:mrow>
        <math:mo math:stretchy="false">∗</math:mo>
        <math:mn>12</math:mn>
      </math:mrow>
    </math:mrow>
    <math:annotation math:encoding="StarMath 5.0">MesesX = [(CF Actualizado Acumulado) over (CF Actualizado)]*12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italic">PayBack</math:mi>
      <math:mo math:stretchy="false">=</math:mo>
      <math:mrow>
        <math:mrow>
          <math:mo math:stretchy="false">[</math:mo>
          <math:mrow>
            <math:mi math:fontstyle="italic">Ano</math:mi>
            <math:mi math:fontstyle="italic">Positivo</math:mi>
          </math:mrow>
          <math:mo math:stretchy="false">]</math:mo>
        </math:mrow>
        <math:mo math:stretchy="false">−</math:mo>
        <math:mi math:fontstyle="italic">MesesX</math:mi>
      </math:mrow>
    </math:mrow>
    <math:annotation math:encoding="StarMath 5.0">PayBack = [Ano Positivo] - MesesX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 math:fontstyle="italic">VAL</math:mi>
      <math:mo math:stretchy="false">=</math:mo>
      <math:mfrac>
        <math:mrow>
          <math:mi math:fontstyle="italic">Renda</math:mi>
          <math:mo math:stretchy="false">∗</math:mo>
          <math:mrow>
            <math:mo math:stretchy="false">(</math:mo>
            <math:mrow>
              <math:mn>1</math:mn>
              <math:mi>–</math:mi>
              <math:msup>
                <math:mrow>
                  <math:mo math:stretchy="false">(</math:mo>
                  <math:mrow>
                    <math:mn>1</math:mn>
                    <math:mo math:stretchy="false">+</math:mo>
                    <math:mi>i</math:mi>
                  </math:mrow>
                  <math:mo math:stretchy="false">)</math:mo>
                </math:mrow>
                <math:mrow>
                  <math:mo math:stretchy="false">(</math:mo>
                  <math:mrow>
                    <math:mo math:stretchy="false">−</math:mo>
                    <math:mi>n</math:mi>
                  </math:mrow>
                  <math:mo math:stretchy="false">)</math:mo>
                </math:mrow>
              </math:msup>
            </math:mrow>
            <math:mo math:stretchy="false">)</math:mo>
          </math:mrow>
        </math:mrow>
        <math:mi>i</math:mi>
      </math:mfrac>
    </math:mrow>
    <math:annotation math:encoding="StarMath 5.0">VAL = Renda*(1 – (1+i)^(-n)) over i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row>
          <math:mo math:stretchy="false">(</math:mo>
          <math:mrow>
            <math:mi>n</math:mi>
            <math:mtext>|</math:mtext>
            <math:mi>r</math:mi>
          </math:mrow>
          <math:mo math:stretchy="false">)</math:mo>
        </math:mrow>
      </math:msub>
      <math:mo math:stretchy="false">=</math:mo>
      <math:mfrac>
        <math:mrow>
          <math:mo math:stretchy="false">(</math:mo>
          <math:mrow>
            <math:mn>1</math:mn>
            <math:mi>–</math:mi>
            <math:msup>
              <math:mrow>
                <math:mo math:stretchy="false">(</math:mo>
                <math:mrow>
                  <math:mn>1</math:mn>
                  <math:mo math:stretchy="false">+</math:mo>
                  <math:mi>i</math:mi>
                </math:mrow>
                <math:mo math:stretchy="false">)</math:mo>
              </math:mrow>
              <math:mrow>
                <math:mo math:stretchy="false">(</math:mo>
                <math:mrow>
                  <math:mo math:stretchy="false">−</math:mo>
                  <math:mi>n</math:mi>
                </math:mrow>
                <math:mo math:stretchy="false">)</math:mo>
              </math:mrow>
            </math:msup>
          </math:mrow>
          <math:mo math:stretchy="false">)</math:mo>
        </math:mrow>
        <math:mi>i</math:mi>
      </math:mfrac>
    </math:mrow>
    <math:annotation math:encoding="StarMath 5.0">a_(n"|"r) = (1 – (1+i)^(-n)) over i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 math:fontstyle="italic">Renda</math:mi>
      <math:mo math:stretchy="false">=</math:mo>
      <math:mfrac>
        <math:mi math:fontstyle="italic">VAL</math:mi>
        <math:msub>
          <math:mi>a</math:mi>
          <math:mrow>
            <math:mo math:stretchy="false">(</math:mo>
            <math:mrow>
              <math:mi>n</math:mi>
              <math:mo math:stretchy="false">∨</math:mo>
              <math:mi>r</math:mi>
            </math:mrow>
            <math:mo math:stretchy="false">)</math:mo>
          </math:mrow>
        </math:msub>
      </math:mfrac>
    </math:mrow>
    <math:annotation math:encoding="StarMath 5.0">Renda = VAL  over a_(n|r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italic">Valor</math:mi>
      <math:mrow>
        <math:mi math:fontstyle="italic">Residual</math:mi>
        <math:mo math:stretchy="false">=</math:mo>
        <math:mrow>
          <math:mfrac>
            <math:msub>
              <math:mi math:fontstyle="italic">CF</math:mi>
              <math:mrow>
                <math:mo math:stretchy="false">(</math:mo>
                <math:mrow>
                  <math:mi>n</math:mi>
                  <math:mo math:stretchy="false">+</math:mo>
                  <math:mn>1</math:mn>
                </math:mrow>
                <math:mo math:stretchy="false">)</math:mo>
              </math:mrow>
            </math:msub>
            <math:mrow>
              <math:mrow>
                <math:mo math:stretchy="false">(</math:mo>
                <math:mrow>
                  <math:mn>1</math:mn>
                  <math:mo math:stretchy="false">+</math:mo>
                  <math:mi math:fontstyle="italic">TIR</math:mi>
                </math:mrow>
                <math:mo math:stretchy="false">)</math:mo>
              </math:mrow>
              <math:mn>¹</math:mn>
            </math:mrow>
          </math:mfrac>
          <math:mo math:stretchy="false">+</math:mo>
          <math:mfrac>
            <math:msub>
              <math:mi math:fontstyle="italic">CF</math:mi>
              <math:mrow>
                <math:mo math:stretchy="false">(</math:mo>
                <math:mrow>
                  <math:mi>n</math:mi>
                  <math:mo math:stretchy="false">+</math:mo>
                  <math:mn>2</math:mn>
                </math:mrow>
                <math:mo math:stretchy="false">)</math:mo>
              </math:mrow>
            </math:msub>
            <math:mrow>
              <math:mrow>
                <math:mo math:stretchy="false">(</math:mo>
                <math:mrow>
                  <math:mn>1</math:mn>
                  <math:mo math:stretchy="false">+</math:mo>
                  <math:mi math:fontstyle="italic">TIR</math:mi>
                </math:mrow>
                <math:mo math:stretchy="false">)</math:mo>
              </math:mrow>
              <math:mn>²</math:mn>
            </math:mrow>
          </math:mfrac>
        </math:mrow>
      </math:mrow>
    </math:mrow>
    <math:annotation math:encoding="StarMath 5.0">Valor Residual = CF_(n+1) over{ (1+TIR)¹} + CF_(n+2) over{(1+TIR)²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italic">TxPNominal</math:mi>
      <math:mo math:stretchy="false">=</math:mo>
      <math:mrow>
        <math:mrow>
          <math:mrow>
            <math:mo math:stretchy="false">(</math:mo>
            <math:mrow>
              <math:mn>1</math:mn>
              <math:mo math:stretchy="false">+</math:mo>
              <math:mi math:fontstyle="italic">TxPConstantes</math:mi>
            </math:mrow>
            <math:mo math:stretchy="false">)</math:mo>
          </math:mrow>
          <math:mo math:stretchy="false">∗</math:mo>
          <math:mrow>
            <math:mo math:stretchy="false">(</math:mo>
            <math:mrow>
              <math:mn>1</math:mn>
              <math:mo math:stretchy="false">+</math:mo>
              <math:mi math:fontstyle="italic">TxInflação</math:mi>
            </math:mrow>
            <math:mo math:stretchy="false">)</math:mo>
          </math:mrow>
        </math:mrow>
        <math:mo math:stretchy="false">−</math:mo>
        <math:mn>1</math:mn>
      </math:mrow>
    </math:mrow>
    <math:annotation math:encoding="StarMath 5.0">TxPNominal = (1+TxPConstantes)*(1+TxInflação) - 1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TxPConstantes</math:mi>
        <math:mo math:stretchy="false">=</math:mo>
        <math:mfrac>
          <math:mrow>
            <math:mo math:stretchy="false">(</math:mo>
            <math:mrow>
              <math:mi math:fontstyle="italic">TxPnominal</math:mi>
              <math:mo math:stretchy="false">+</math:mo>
              <math:mn>1</math:mn>
            </math:mrow>
            <math:mo math:stretchy="false">)</math:mo>
          </math:mrow>
          <math:mrow>
            <math:mo math:stretchy="false">(</math:mo>
            <math:mrow>
              <math:mi math:fontstyle="italic">TxInflação</math:mi>
              <math:mo math:stretchy="false">+</math:mo>
              <math:mn>1</math:mn>
            </math:mrow>
            <math:mo math:stretchy="false">)</math:mo>
          </math:mrow>
        </math:mfrac>
      </math:mrow>
      <math:mi>–</math:mi>
      <math:mn>1</math:mn>
    </math:mrow>
    <math:annotation math:encoding="StarMath 5.0">TxPConstantes = (TxPnominal+1) over (TxInflação+1) –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TxPNominal</math:mi>
        <math:mo math:stretchy="false">=</math:mo>
        <math:mi math:fontstyle="italic">TxPConstantes</math:mi>
      </math:mrow>
      <math:mi>,</math:mi>
      <math:mi math:fontstyle="italic">se</math:mi>
      <math:mi>a</math:mi>
      <math:mrow>
        <math:mi math:fontstyle="italic">TxInflação</math:mi>
        <math:mo math:stretchy="false">=</math:mo>
        <math:mn>0</math:mn>
      </math:mrow>
    </math:mrow>
    <math:annotation math:encoding="StarMath 5.0">TxPNominal = TxPConstantes, se a TxInflação = 0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italic">VA</math:mi>
      <math:mo math:stretchy="false">=</math:mo>
      <math:mrow>
        <math:mi>C</math:mi>
        <math:mo math:stretchy="false">∗</math:mo>
        <math:mrow>
          <math:mo math:stretchy="false">(</math:mo>
          <math:mfrac>
            <math:mn>1</math:mn>
            <math:msup>
              <math:mrow>
                <math:mo math:stretchy="false">(</math:mo>
                <math:mrow>
                  <math:mn>1</math:mn>
                  <math:mo math:stretchy="false">+</math:mo>
                  <math:mi>I</math:mi>
                </math:mrow>
                <math:mo math:stretchy="false">)</math:mo>
              </math:mrow>
              <math:mi>N</math:mi>
            </math:msup>
          </math:mfrac>
          <math:mo math:stretchy="false">)</math:mo>
        </math:mrow>
      </math:mrow>
    </math:mrow>
    <math:annotation math:encoding="StarMath 5.0">VA = C * (1 over (1+I)^N)			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CF</math:mi>
      <math:mo math:stretchy="false">∗</math:mo>
      <math:mrow>
        <math:mo math:stretchy="false">(</math:mo>
        <math:mfrac>
          <math:mn>1</math:mn>
          <math:msup>
            <math:mrow>
              <math:mo math:stretchy="false">(</math:mo>
              <math:mrow>
                <math:mn>1</math:mn>
                <math:mo math:stretchy="false">+</math:mo>
                <math:mi>i</math:mi>
              </math:mrow>
              <math:mo math:stretchy="false">)</math:mo>
            </math:mrow>
            <math:mi>n</math:mi>
          </math:msup>
        </math:mfrac>
        <math:mo math:stretchy="false">)</math:mo>
      </math:mrow>
    </math:mrow>
    <math:annotation math:encoding="StarMath 5.0">	CF*({1}over{(1+i)^n}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italic">VF</math:mi>
      <math:mo math:stretchy="false">=</math:mo>
      <math:mrow>
        <math:mi>C</math:mi>
        <math:mo math:stretchy="false">∗</math:mo>
        <math:mfenced math:open="" math:close="">
          <math:mrow>
            <math:munderover>
              <math:mo math:stretchy="false">∑</math:mo>
              <math:mrow>
                <math:mi>t</math:mi>
                <math:mo math:stretchy="false">=</math:mo>
                <math:mn>0</math:mn>
              </math:mrow>
              <math:mrow>
                <math:mi>N</math:mi>
                <math:mo math:stretchy="false">−</math:mo>
                <math:mn>1</math:mn>
              </math:mrow>
            </math:munderover>
            <math:msup>
              <math:mrow>
                <math:mo math:stretchy="false">(</math:mo>
                <math:mrow>
                  <math:mn>1</math:mn>
                  <math:mo math:stretchy="false">+</math:mo>
                  <math:mi>I</math:mi>
                </math:mrow>
                <math:mo math:stretchy="false">)</math:mo>
              </math:mrow>
              <math:mi>t</math:mi>
            </math:msup>
          </math:mrow>
        </math:mfenced>
      </math:mrow>
    </math:mrow>
    <math:annotation math:encoding="StarMath 5.0">VF = {C} * left( Sum from{t=0} to{N-1} (1 + I)^t right)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VF</math:mi>
        <math:mo math:stretchy="false">=</math:mo>
        <math:mrow>
          <math:mi math:fontstyle="italic">VI</math:mi>
          <math:mo math:stretchy="false">∗</math:mo>
          <math:msup>
            <math:mrow>
              <math:mo math:stretchy="false">(</math:mo>
              <math:mrow>
                <math:mn>1</math:mn>
                <math:mo math:stretchy="false">+</math:mo>
                <math:mi>I</math:mi>
              </math:mrow>
              <math:mo math:stretchy="false">)</math:mo>
            </math:mrow>
            <math:mi>N</math:mi>
          </math:msup>
        </math:mrow>
      </math:mrow>
      <math:mo math:stretchy="false">⇔</math:mo>
      <math:mrow>
        <math:mi>I</math:mi>
        <math:mo math:stretchy="false">=</math:mo>
        <math:mroot>
          <math:mrow>
            <math:mrow>
              <math:mo math:stretchy="false">(</math:mo>
              <math:mfrac>
                <math:mi math:fontstyle="italic">VI</math:mi>
                <math:mi math:fontstyle="italic">VF</math:mi>
              </math:mfrac>
              <math:mo math:stretchy="false">)</math:mo>
            </math:mrow>
            <math:mo math:stretchy="false">−</math:mo>
            <math:mn>1</math:mn>
          </math:mrow>
          <math:mi>N</math:mi>
        </math:mroot>
      </math:mrow>
    </math:mrow>
    <math:annotation math:encoding="StarMath 5.0">VF = VI*(1+I)^N  dlrarrow I = nroot{N}{(VI over VF)-1} 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 math:fontstyle="italic">VA1</math:mi>
      <math:mo math:stretchy="false">=</math:mo>
      <math:mrow>
        <math:mi>C</math:mi>
        <math:mo math:stretchy="false">∗</math:mo>
        <math:mrow>
          <math:mo math:stretchy="false">(</math:mo>
          <math:mrow>
            <math:mfrac>
              <math:mn>1</math:mn>
              <math:mi>I</math:mi>
            </math:mfrac>
            <math:mo math:stretchy="false">−</math:mo>
            <math:mfrac>
              <math:mn>1</math:mn>
              <math:mrow>
                <math:mo math:stretchy="false">(</math:mo>
                <math:mrow>
                  <math:mi>I</math:mi>
                  <math:mo math:stretchy="false">∗</math:mo>
                  <math:msup>
                    <math:mrow>
                      <math:mo math:stretchy="false">(</math:mo>
                      <math:mrow>
                        <math:mn>1</math:mn>
                        <math:mo math:stretchy="false">+</math:mo>
                        <math:mi>I</math:mi>
                      </math:mrow>
                      <math:mo math:stretchy="false">)</math:mo>
                    </math:mrow>
                    <math:mrow>
                      <math:mo math:stretchy="false">(</math:mo>
                      <math:mrow>
                        <math:mrow>
                          <math:mi>X</math:mi>
                          <math:mo math:stretchy="false">+</math:mo>
                          <math:mi>N</math:mi>
                        </math:mrow>
                        <math:mo math:stretchy="false">−</math:mo>
                        <math:mn>1</math:mn>
                      </math:mrow>
                      <math:mo math:stretchy="false">)</math:mo>
                    </math:mrow>
                  </math:msup>
                </math:mrow>
                <math:mo math:stretchy="false">)</math:mo>
              </math:mrow>
            </math:mfrac>
          </math:mrow>
          <math:mo math:stretchy="false">)</math:mo>
        </math:mrow>
      </math:mrow>
    </math:mrow>
    <math:annotation math:encoding="StarMath 5.0">VA1 = C * (1 over I - 1 over (I*(1+I)^(X+N-1))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italic">VA2</math:mi>
      <math:mo math:stretchy="false">=</math:mo>
      <math:mrow>
        <math:mi>C</math:mi>
        <math:mo math:stretchy="false">∗</math:mo>
        <math:mrow>
          <math:mo math:stretchy="false">(</math:mo>
          <math:mrow>
            <math:mfrac>
              <math:mn>1</math:mn>
              <math:mi>I</math:mi>
            </math:mfrac>
            <math:mo math:stretchy="false">−</math:mo>
            <math:mfrac>
              <math:mn>1</math:mn>
              <math:mrow>
                <math:mo math:stretchy="false">(</math:mo>
                <math:mrow>
                  <math:mi>I</math:mi>
                  <math:mo math:stretchy="false">∗</math:mo>
                  <math:msup>
                    <math:mrow>
                      <math:mo math:stretchy="false">(</math:mo>
                      <math:mrow>
                        <math:mn>1</math:mn>
                        <math:mo math:stretchy="false">+</math:mo>
                        <math:mi>I</math:mi>
                      </math:mrow>
                      <math:mo math:stretchy="false">)</math:mo>
                    </math:mrow>
                    <math:mrow>
                      <math:mo math:stretchy="false">(</math:mo>
                      <math:mrow>
                        <math:mi>X</math:mi>
                        <math:mo math:stretchy="false">−</math:mo>
                        <math:mn>1</math:mn>
                      </math:mrow>
                      <math:mo math:stretchy="false">)</math:mo>
                    </math:mrow>
                  </math:msup>
                </math:mrow>
                <math:mo math:stretchy="false">)</math:mo>
              </math:mrow>
            </math:mfrac>
          </math:mrow>
          <math:mo math:stretchy="false">)</math:mo>
        </math:mrow>
      </math:mrow>
    </math:mrow>
    <math:annotation math:encoding="StarMath 5.0">VA2 = C * (1 over I - 1 over (I*(1+I)^(X-1))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italic">VA</math:mi>
      <math:mo math:stretchy="false">=</math:mo>
      <math:mrow>
        <math:mi math:fontstyle="italic">VA1</math:mi>
        <math:mo math:stretchy="false">−</math:mo>
        <math:mi math:fontstyle="italic">VA2</math:mi>
      </math:mrow>
    </math:mrow>
    <math:annotation math:encoding="StarMath 5.0">VA = VA1 - VA2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VA</math:mi>
      <math:mo math:stretchy="false">=</math:mo>
      <math:mrow>
        <math:mi>C</math:mi>
        <math:mo math:stretchy="false">∗</math:mo>
        <math:mfenced math:open="" math:close="">
          <math:mfrac>
            <math:mn>1</math:mn>
            <math:mi>I</math:mi>
          </math:mfrac>
        </math:mfenced>
      </math:mrow>
    </math:mrow>
    <math:annotation math:encoding="StarMath 5.0">VA = C * left (1 over I right)				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VA1</math:mi>
      <math:mo math:stretchy="false">=</math:mo>
      <math:mrow>
        <math:mi>C</math:mi>
        <math:mo math:stretchy="false">∗</math:mo>
        <math:mrow>
          <math:mo math:stretchy="false">(</math:mo>
          <math:mfrac>
            <math:mn>1</math:mn>
            <math:msup>
              <math:mrow>
                <math:mo math:stretchy="false">(</math:mo>
                <math:mrow>
                  <math:mn>1</math:mn>
                  <math:mo math:stretchy="false">+</math:mo>
                  <math:mi>I</math:mi>
                </math:mrow>
                <math:mo math:stretchy="false">)</math:mo>
              </math:mrow>
              <math:mi>N</math:mi>
            </math:msup>
          </math:mfrac>
          <math:mo math:stretchy="false">)</math:mo>
        </math:mrow>
      </math:mrow>
    </math:mrow>
    <math:annotation math:encoding="StarMath 5.0">VA1 = C * (1 over (1+I)^N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frac>
        <math:mi math:fontstyle="italic">VA1</math:mi>
        <math:mrow>
          <math:mfrac>
            <math:mn>1</math:mn>
            <math:mi>I</math:mi>
          </math:mfrac>
          <math:mo math:stretchy="false">−</math:mo>
          <math:mfrac>
            <math:mn>1</math:mn>
            <math:mrow>
              <math:mo math:stretchy="false">(</math:mo>
              <math:mrow>
                <math:mi>I</math:mi>
                <math:mo math:stretchy="false">∗</math:mo>
                <math:msup>
                  <math:mrow>
                    <math:mo math:stretchy="false">(</math:mo>
                    <math:mrow>
                      <math:mn>1</math:mn>
                      <math:mo math:stretchy="false">+</math:mo>
                      <math:mi>I</math:mi>
                    </math:mrow>
                    <math:mo math:stretchy="false">)</math:mo>
                  </math:mrow>
                  <math:mi>M</math:mi>
                </math:msup>
              </math:mrow>
              <math:mo math:stretchy="false">)</math:mo>
            </math:mrow>
          </math:mfrac>
        </math:mrow>
      </math:mfrac>
    </math:mrow>
    <math:annotation math:encoding="StarMath 5.0">P = VA1 over { 1 over I - 1 over (I*(1+I)^M)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 math:fontstyle="italic">VA</math:mi>
      <math:mo math:stretchy="false">=</math:mo>
      <math:mrow>
        <math:mi>C</math:mi>
        <math:mo math:stretchy="false">∗</math:mo>
        <math:mrow>
          <math:mo math:stretchy="false">(</math:mo>
          <math:mrow>
            <math:mfrac>
              <math:mn>1</math:mn>
              <math:mi>I</math:mi>
            </math:mfrac>
            <math:mo math:stretchy="false">−</math:mo>
            <math:mfrac>
              <math:mn>1</math:mn>
              <math:mrow>
                <math:mo math:stretchy="false">(</math:mo>
                <math:mrow>
                  <math:mi>I</math:mi>
                  <math:mo math:stretchy="false">∗</math:mo>
                  <math:msup>
                    <math:mrow>
                      <math:mo math:stretchy="false">(</math:mo>
                      <math:mrow>
                        <math:mn>1</math:mn>
                        <math:mo math:stretchy="false">+</math:mo>
                        <math:mi>I</math:mi>
                      </math:mrow>
                      <math:mo math:stretchy="false">)</math:mo>
                    </math:mrow>
                    <math:mrow>
                      <math:mo math:stretchy="false">(</math:mo>
                      <math:mrow>
                        <math:mrow>
                          <math:mi>X</math:mi>
                          <math:mo math:stretchy="false">+</math:mo>
                          <math:mi>N</math:mi>
                        </math:mrow>
                        <math:mo math:stretchy="false">−</math:mo>
                        <math:mn>1</math:mn>
                      </math:mrow>
                      <math:mo math:stretchy="false">)</math:mo>
                    </math:mrow>
                  </math:msup>
                </math:mrow>
                <math:mo math:stretchy="false">)</math:mo>
              </math:mrow>
            </math:mfrac>
          </math:mrow>
          <math:mo math:stretchy="false">)</math:mo>
        </math:mrow>
      </math:mrow>
    </math:mrow>
    <math:annotation math:encoding="StarMath 5.0">VA = C * (1 over I - 1 over (I*(1+I)^(X+N-1))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A</math:mi>
            <math:mo math:stretchy="false">=</math:mo>
            <math:mrow>
              <math:mrow>
                <math:mo math:stretchy="false">(</math:mo>
                <math:mi math:fontstyle="italic">Qt</math:mi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i math:fontstyle="italic">Pvenda</math:mi>
                  <math:mo math:stretchy="false">−</math:mo>
                  <math:mi math:fontstyle="italic">Cvariaveis</math:mi>
                </math:mrow>
                <math:mo math:stretchy="false">)</math:mo>
              </math:mrow>
            </math:mrow>
          </math:mrow>
        </math:mrow>
      </math:mtr>
      <math:mtr>
        <math:mrow>
          <math:mrow>
            <math:mi>B</math:mi>
            <math:mo math:stretchy="false">=</math:mo>
            <math:mrow>
              <math:mrow>
                <math:mi>A</math:mi>
                <math:mo math:stretchy="false">−</math:mo>
                <math:mi math:fontstyle="italic">CF</math:mi>
              </math:mrow>
              <math:mo math:stretchy="false">−</math:mo>
              <math:mi math:fontstyle="italic">Amort</math:mi>
            </math:mrow>
          </math:mrow>
        </math:mrow>
      </math:mtr>
      <math:mtr>
        <math:mrow>
          <math:mrow>
            <math:mi>C</math:mi>
            <math:mo math:stretchy="false">=</math:mo>
            <math:mrow>
              <math:mrow>
                <math:mi>B</math:mi>
                <math:mo math:stretchy="false">∗</math:mo>
                <math:mrow>
                  <math:mo math:stretchy="false">(</math:mo>
                  <math:mrow>
                    <math:mn>1</math:mn>
                    <math:mo math:stretchy="false">−</math:mo>
                    <math:mo math:stretchy="false">I</math:mo>
                  </math:mrow>
                  <math:mo math:stretchy="false">)</math:mo>
                </math:mrow>
              </math:mrow>
              <math:mo math:stretchy="false">+</math:mo>
              <math:mi math:fontstyle="italic">Amort</math:mi>
            </math:mrow>
          </math:mrow>
        </math:mrow>
      </math:mtr>
      <math:mtr>
        <math:mrow>
          <math:mrow>
            <math:mi math:fontstyle="italic">VAL</math:mi>
            <math:mo math:stretchy="false">=</math:mo>
            <math:mrow>
              <math:mi math:fontstyle="italic">Inv</math:mi>
              <math:mo math:stretchy="false">+</math:mo>
              <math:mrow>
                <math:mrow>
                  <math:mo math:stretchy="false">(</math:mo>
                  <math:mi>C</math:mi>
                  <math:mo math:stretchy="false">)</math:mo>
                </math:mrow>
                <math:mo math:stretchy="false">∗</math:mo>
                <math:mi math:fontstyle="italic">TxAnuidade</math:mi>
              </math:mrow>
            </math:mrow>
          </math:mrow>
        </math:mrow>
      </math:mtr>
    </math:mtable>
    <math:annotation math:encoding="StarMath 5.0">alignl A = (Qt)*(Pvenda - Cvariaveis) newline
alignl B = A -CF - Amort newline
alignl C = B*(1-%ISR)+Amort newline
alignl VAL = Inv + (C)*TxAnuidade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Valor</math:mi>
      <math:mo math:stretchy="false">∗</math:mo>
      <math:mrow>
        <math:mo math:stretchy="false">(</math:mo>
        <math:mrow>
          <math:mfrac>
            <math:mn>1</math:mn>
            <math:mi>i</math:mi>
          </math:mfrac>
          <math:mi>–</math:mi>
          <math:mfrac>
            <math:mn>1</math:mn>
            <math:mrow>
              <math:mo math:stretchy="false">(</math:mo>
              <math:mrow>
                <math:mi>i</math:mi>
                <math:mo math:stretchy="false">∗</math:mo>
                <math:msup>
                  <math:mrow>
                    <math:mo math:stretchy="false">(</math:mo>
                    <math:mrow>
                      <math:mn>1</math:mn>
                      <math:mo math:stretchy="false">+</math:mo>
                      <math:mi>i</math:mi>
                    </math:mrow>
                    <math:mo math:stretchy="false">)</math:mo>
                  </math:mrow>
                  <math:mi>n</math:mi>
                </math:msup>
              </math:mrow>
              <math:mo math:stretchy="false">)</math:mo>
            </math:mrow>
          </math:mfrac>
        </math:mrow>
        <math:mo math:stretchy="false">)</math:mo>
      </math:mrow>
    </math:mrow>
    <math:annotation math:encoding="StarMath 5.0">Valor*(1 over i – 1 over (i*(1+i)^n))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>I</math:mi>
      </math:mrow>
      <math:mo math:stretchy="false">=</math:mo>
      <math:mrow>
        <math:mrow>
          <math:mo math:stretchy="false">−</math:mo>
          <math:mi math:fontstyle="italic">CF</math:mi>
        </math:mrow>
        <math:mo math:stretchy="false">∗</math:mo>
        <math:mrow>
          <math:mo math:stretchy="false">(</math:mo>
          <math:mrow>
            <math:mi math:fontstyle="italic">Taxa</math:mi>
            <math:mi math:fontstyle="italic">de</math:mi>
            <math:mi math:fontstyle="italic">Anuidade</math:mi>
            <math:mi math:fontstyle="italic">TIR</math:mi>
          </math:mrow>
          <math:mo math:stretchy="false">)</math:mo>
        </math:mrow>
      </math:mrow>
    </math:mrow>
    <math:annotation math:encoding="StarMath 5.0">- I  = - CF*(Taxa de Anuidade TIR)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 math:fontstyle="italic">CF</math:mi>
      <math:mo math:stretchy="false">=</math:mo>
      <math:mfrac>
        <math:mi math:fontstyle="italic">VAL</math:mi>
        <math:mrow>
          <math:mo math:stretchy="false">(</math:mo>
          <math:mrow>
            <math:mrow>
              <math:mo math:stretchy="false">(</math:mo>
              <math:mrow>
                <math:mi math:fontstyle="italic">Tx</math:mi>
                <math:mi math:fontstyle="italic">de</math:mi>
                <math:mi math:fontstyle="italic">VAL</math:mi>
              </math:mrow>
              <math:mo math:stretchy="false">)</math:mo>
            </math:mrow>
            <math:mo math:stretchy="false">−</math:mo>
            <math:mrow>
              <math:mo math:stretchy="false">(</math:mo>
              <math:mrow>
                <math:mi math:fontstyle="italic">Tx</math:mi>
                <math:mi math:fontstyle="italic">de</math:mi>
                <math:mi math:fontstyle="italic">TIR</math:mi>
              </math:mrow>
              <math:mo math:stretchy="false">)</math:mo>
            </math:mrow>
          </math:mrow>
          <math:mo math:stretchy="false">)</math:mo>
        </math:mrow>
      </math:mfrac>
    </math:mrow>
    <math:annotation math:encoding="StarMath 5.0">CF = VAL over ((Tx de VAL) - (Tx de TIR)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Valor</math:mi>
      <math:mo math:stretchy="false">∗</math:mo>
      <math:mrow>
        <math:mo math:stretchy="false">(</math:mo>
        <math:mfrac>
          <math:mrow>
            <math:mo math:stretchy="false">(</math:mo>
            <math:mrow>
              <math:msup>
                <math:mrow>
                  <math:mo math:stretchy="false">(</math:mo>
                  <math:mrow>
                    <math:mn>1</math:mn>
                    <math:mo math:stretchy="false">+</math:mo>
                    <math:mi>i</math:mi>
                  </math:mrow>
                  <math:mo math:stretchy="false">)</math:mo>
                </math:mrow>
                <math:mi>n</math:mi>
              </math:msup>
              <math:mi>–</math:mi>
              <math:mn>1</math:mn>
            </math:mrow>
            <math:mo math:stretchy="false">)</math:mo>
          </math:mrow>
          <math:mi>i</math:mi>
        </math:mfrac>
        <math:mo math:stretchy="false">)</math:mo>
      </math:mrow>
    </math:mrow>
    <math:annotation math:encoding="StarMath 5.0">	Valor*(((1+i)^n – 1) over i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Valor</math:mi>
      <math:mo math:stretchy="false">∗</math:mo>
      <math:mrow>
        <math:mo math:stretchy="false">(</math:mo>
        <math:mfrac>
          <math:mn>1</math:mn>
          <math:mi>i</math:mi>
        </math:mfrac>
        <math:mo math:stretchy="false">)</math:mo>
      </math:mrow>
    </math:mrow>
    <math:annotation math:encoding="StarMath 5.0">Valor * (1 over i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Valor</math:mi>
      <math:mo math:stretchy="false">∗</math:mo>
      <math:mrow>
        <math:mo math:stretchy="false">(</math:mo>
        <math:mfrac>
          <math:mn>1</math:mn>
          <math:mrow>
            <math:mo math:stretchy="false">(</math:mo>
            <math:mrow>
              <math:mi>i</math:mi>
              <math:mo math:stretchy="false">−</math:mo>
              <math:mi>G</math:mi>
            </math:mrow>
            <math:mo math:stretchy="false">)</math:mo>
          </math:mrow>
        </math:mfrac>
        <math:mo math:stretchy="false">)</math:mo>
      </math:mrow>
    </math:mrow>
    <math:annotation math:encoding="StarMath 5.0">Valor * (1 over (i-G)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italic">Renda</math:mi>
      <math:mo math:stretchy="false">∗</math:mo>
      <math:mrow>
        <math:mo math:stretchy="false">(</math:mo>
        <math:mfrac>
          <math:mrow>
            <math:mrow>
              <math:mo math:stretchy="false">(</math:mo>
              <math:msup>
                <math:mrow>
                  <math:mo math:stretchy="false">(</math:mo>
                  <math:mrow>
                    <math:mn>1</math:mn>
                    <math:mo math:stretchy="false">+</math:mo>
                    <math:mi>i</math:mi>
                  </math:mrow>
                  <math:mo math:stretchy="false">)</math:mo>
                </math:mrow>
                <math:mi>n</math:mi>
              </math:msup>
              <math:mo math:stretchy="false">)</math:mo>
            </math:mrow>
            <math:mo math:stretchy="false">∗</math:mo>
            <math:mi>i</math:mi>
          </math:mrow>
          <math:mrow>
            <math:mo math:stretchy="false">(</math:mo>
            <math:mrow>
              <math:msup>
                <math:mrow>
                  <math:mo math:stretchy="false">(</math:mo>
                  <math:mrow>
                    <math:mn>1</math:mn>
                    <math:mo math:stretchy="false">+</math:mo>
                    <math:mi>i</math:mi>
                  </math:mrow>
                  <math:mo math:stretchy="false">)</math:mo>
                </math:mrow>
                <math:mi>n</math:mi>
              </math:msup>
              <math:mo math:stretchy="false">−</math:mo>
              <math:mn>1</math:mn>
            </math:mrow>
            <math:mo math:stretchy="false">)</math:mo>
          </math:mrow>
        </math:mfrac>
        <math:mo math:stretchy="false">)</math:mo>
      </math:mrow>
    </math:mrow>
    <math:annotation math:encoding="StarMath 5.0">Renda*(((1+i)^n)*i OVER ((1+i)^n - 1)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VAL</math:mi>
      <math:mo math:stretchy="false">=</math:mo>
      <math:mrow>
        <math:munderover>
          <math:mo math:stretchy="false">∑</math:mo>
          <math:mrow>
            <math:mi>t</math:mi>
            <math:mo math:stretchy="false">=</math:mo>
            <math:mn>0</math:mn>
          </math:mrow>
          <math:mi>n</math:mi>
        </math:munderover>
        <math:mrow>
          <math:mo math:stretchy="false">(</math:mo>
          <math:mfrac>
            <math:mi math:fontstyle="italic">CashFlow</math:mi>
            <math:msup>
              <math:mrow>
                <math:mo math:stretchy="false">(</math:mo>
                <math:mrow>
                  <math:mn>1</math:mn>
                  <math:mo math:stretchy="false">+</math:mo>
                  <math:mi>i</math:mi>
                </math:mrow>
                <math:mo math:stretchy="false">)</math:mo>
              </math:mrow>
              <math:mi>t</math:mi>
            </math:msup>
          </math:mfrac>
          <math:mo math:stretchy="false">)</math:mo>
        </math:mrow>
      </math:mrow>
    </math:mrow>
    <math:annotation math:encoding="StarMath 5.0">VAL = sum from{t=0} to{n} (CashFlow over (1+i)^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ROI</math:mi>
      <math:mo math:stretchy="false">=</math:mo>
      <math:mfrac>
        <math:mi math:fontstyle="italic">VAL</math:mi>
        <math:mi math:fontstyle="italic">Investimento</math:mi>
      </math:mfrac>
    </math:mrow>
    <math:annotation math:encoding="StarMath 5.0">ROI= VAL over Investimento</math:annotation>
  </math:semantics>
</math:math>
</file>